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9055in"/>
    </style:style>
    <style:style style:name="co22" style:family="table-column">
      <style:table-column-properties fo:break-before="auto" style:column-width="1.2618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4" style:family="table-cell" style:parent-style-name="Default">
      <style:table-cell-properties fo:background-color="#607d8b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121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122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123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124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125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128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29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0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1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2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3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4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137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138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139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140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141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131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4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4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fo:background-color="#ffecb3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1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4)" style:apply-style-name="Unavailable" style:base-cell-address="Build.E45"/>
    </style:style>
    <style:style style:name="ce162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5)" style:apply-style-name="Unavailable" style:base-cell-address="Build.E46"/>
    </style:style>
    <style:style style:name="ce163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6)" style:apply-style-name="Unavailable" style:base-cell-address="Build.E47"/>
    </style:style>
    <style:style style:name="ce164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7)" style:apply-style-name="Unavailable" style:base-cell-address="Build.E48"/>
    </style:style>
    <style:style style:name="ce165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8)" style:apply-style-name="Unavailable" style:base-cell-address="Build.E49"/>
    </style:style>
    <style:style style:name="ce166" style:family="table-cell" style:parent-style-name="Unavailable">
      <style:table-cell-properties fo:background-color="#fff9c4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9)" style:apply-style-name="Unavailable" style:base-cell-address="Build.E50"/>
    </style:style>
    <style:style style:name="ce167" style:family="table-cell" style:parent-style-name="Default" style:data-style-name="N131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70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71" style:family="table-cell" style:parent-style-name="Default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72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4)" style:apply-style-name="Unavailable" style:base-cell-address="Build.E45"/>
    </style:style>
    <style:style style:name="ce174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5)" style:apply-style-name="Unavailable" style:base-cell-address="Build.E46"/>
    </style:style>
    <style:style style:name="ce175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6)" style:apply-style-name="Unavailable" style:base-cell-address="Build.E47"/>
    </style:style>
    <style:style style:name="ce176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7)" style:apply-style-name="Unavailable" style:base-cell-address="Build.E48"/>
    </style:style>
    <style:style style:name="ce177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8)" style:apply-style-name="Unavailable" style:base-cell-address="Build.E49"/>
    </style:style>
    <style:style style:name="ce17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9)" style:apply-style-name="Unavailable" style:base-cell-address="Build.E50"/>
    </style:style>
    <style:style style:name="ce7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31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4)" style:apply-style-name="Unavailable" style:base-cell-address="Build.E45"/>
    </style:style>
    <style:style style:name="ce18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5)" style:apply-style-name="Unavailable" style:base-cell-address="Build.E46"/>
    </style:style>
    <style:style style:name="ce18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6)" style:apply-style-name="Unavailable" style:base-cell-address="Build.E47"/>
    </style:style>
    <style:style style:name="ce184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7)" style:apply-style-name="Unavailable" style:base-cell-address="Build.E48"/>
    </style:style>
    <style:style style:name="ce185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8)" style:apply-style-name="Unavailable" style:base-cell-address="Build.E49"/>
    </style:style>
    <style:style style:name="ce186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&lt;9)" style:apply-style-name="Unavailable" style:base-cell-address="Build.E50"/>
    </style:style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19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105" style:family="table-cell" style:parent-style-name="Default">
      <style:table-cell-properties fo:background-color="#bdbdbd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09" style:family="table-cell" style:parent-style-name="Default" style:data-style-name="N131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0" style:family="table-cell" style:parent-style-name="Default" style:data-style-name="N131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1" style:family="table-cell" style:parent-style-name="Default" style:data-style-name="N131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2" style:family="table-cell" style:parent-style-name="Default" style:data-style-name="N131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3" style:family="table-cell" style:parent-style-name="Default" style:data-style-name="N131">
      <style:text-properties fo:color="#333333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216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62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base-cell-address="Build.B38">
          <table:error-message table:message-type="stop" table:display="true"/>
        </table:content-validation>
        <table:content-validation table:name="val4" table:condition="of:cell-content-is-in-list([$'Combat Abilities By Art'.$B$12:.$B$75])" table:allow-empty-cell="true" table:display-list="unsorted" table:base-cell-address="Build.E42">
          <table:error-message table:message-type="stop" table:display="true"/>
        </table:content-validation>
        <table:content-validation table:name="val5" table:condition="of:cell-content-is-in-list([$Utility.$B$65:.$B$76])" table:allow-empty-cell="true" table:display-list="unsorted" table:base-cell-address="Utility.I4">
          <table:error-message table:message-type="stop" table:display="true"/>
        </table:content-validation>
        <table:content-validation table:name="val6" table:condition="of:cell-content-is-in-list([$Combat.$B$51:.$B$64])" table:allow-empty-cell="true" table:display-list="unsorted" table:base-cell-address="Combat.J4">
          <table:error-message table:message-type="stop" table:display="true"/>
        </table:content-validation>
        <table:content-validation table:name="val7" table:base-cell-address="Combat.J6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office:value-type="string" calcext:value-type="string" table:number-columns-spanned="2" table:number-rows-spanned="1">
            <text:p>Garfield McGillicuddy</text:p>
          </table:table-cell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79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" office:value-type="float" office:value="4" calcext:value-type="float">
            <text:p>4</text:p>
          </table:table-cell>
          <table:table-cell table:style-name="ce167" table:formula="of:=[$Build.$E$10]" office:value-type="float" office:value="1" calcext:value-type="float">
            <text:p>+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number-columns-repeated="6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79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128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48"/>
          <table:table-cell table:style-name="ce154" table:formula="of:=[.$B$7]+[.$D7]" office:value-type="float" office:value="0" calcext:value-type="float">
            <text:p>+0</text:p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129"/>
          <table:table-cell table:style-name="ce143" office:value-type="string" calcext:value-type="string">
            <text:p>Endurance (END)</text:p>
          </table:table-cell>
          <table:table-cell table:style-name="ce148" office:value-type="float" office:value="1" calcext:value-type="float">
            <text:p>1</text:p>
          </table:table-cell>
          <table:table-cell table:style-name="ce154" table:formula="of:=[.$B$7]+[.$D8]" office:value-type="float" office:value="1" calcext:value-type="float">
            <text:p>+1</text:p>
          </table:table-cell>
          <table:table-cell table:style-name="ce168" table:formula="of:=[$Build.$E$8]" office:value-type="float" office:value="1" calcext:value-type="float">
            <text:p>+1</text:p>
          </table:table-cell>
          <table:table-cell table:style-name="ce143" table:formula="of:=10+[$Build.E8]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130" office:value-type="float" office:value="1" calcext:value-type="float" table:number-columns-spanned="1" table:number-rows-spanned="2">
            <text:p>1</text:p>
          </table:table-cell>
          <table:table-cell table:style-name="ce144" office:value-type="string" calcext:value-type="string">
            <text:p>Finesse (FIN)</text:p>
          </table:table-cell>
          <table:table-cell table:style-name="ce149" office:value-type="float" office:value="1" calcext:value-type="float">
            <text:p>1</text:p>
          </table:table-cell>
          <table:table-cell table:style-name="ce155" table:formula="of:=[.$B$9]+[.$D9]" office:value-type="float" office:value="2" calcext:value-type="float">
            <text:p>+2</text:p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131"/>
          <table:table-cell table:style-name="ce144" office:value-type="string" calcext:value-type="string">
            <text:p>Reflex (REF)</text:p>
          </table:table-cell>
          <table:table-cell table:style-name="ce149"/>
          <table:table-cell table:style-name="ce155" table:formula="of:=[.$B$9]+[.D10]" office:value-type="float" office:value="1" calcext:value-type="float">
            <text:p>+1</text:p>
          </table:table-cell>
          <table:table-cell table:style-name="ce169" table:formula="of:=[$Build.$E$10]" office:value-type="float" office:value="1" calcext:value-type="float">
            <text:p>+1</text:p>
          </table:table-cell>
          <table:table-cell table:style-name="ce79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132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50"/>
          <table:table-cell table:style-name="ce156" table:formula="of:=[.$B$11]+[.$D11]" office:value-type="float" office:value="0" calcext:value-type="float">
            <text:p>+0</text:p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133"/>
          <table:table-cell table:style-name="ce145" office:value-type="string" calcext:value-type="string">
            <text:p>Focus (FOC)</text:p>
          </table:table-cell>
          <table:table-cell table:style-name="ce151"/>
          <table:table-cell table:style-name="ce156" table:formula="of:=[.$B$11]+[.$D12]" office:value-type="float" office:value="0" calcext:value-type="float">
            <text:p>+0</text:p>
          </table:table-cell>
          <table:table-cell table:style-name="ce170" table:formula="of:=[$Build.$E$12]" office:value-type="float" office:value="0" calcext:value-type="float">
            <text:p>+0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4)+1-([.$B$7]+[.$B$9]+[.$B$11])" office:value-type="float" office:value="0" calcext:value-type="float">
            <text:p>0</text:p>
          </table:table-cell>
          <table:table-cell/>
          <table:table-cell table:style-name="ce114" table:formula="of:=FLOOR(([.$B$3]+1)/4)+2-SUM([.D7:.D12])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134"/>
          <table:table-cell table:style-name="ce146" table:formula="of:=[.$E$7]+FLOOR([.$E$8]/2)+FLOOR([.B18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71"/>
          <table:table-cell table:style-name="ce180" table:formula="of:=[$Build.$E$7]+FLOOR([$Build.$E$8]/2)+FLOOR([.F18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[.$E$9]+FLOOR([.$E$8]/2)+FLOOR([.B19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71" office:value-type="float" office:value="2" calcext:value-type="float">
            <text:p>2</text:p>
          </table:table-cell>
          <table:table-cell table:style-name="ce180" table:formula="of:=[$Build.$E$9]+FLOOR([$Build.$E$8]/2)+FLOOR([.F19]/2)" office:value-type="float" office:value="3" calcext:value-type="float">
            <text:p>+3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134"/>
          <table:table-cell table:style-name="ce146" table:formula="of:=[.$E$11]+FLOOR([.$E$8]/2)+FLOOR([.B20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71"/>
          <table:table-cell table:style-name="ce180" table:formula="of:=[$Build.$E$11]+FLOOR([$Build.$E$8]/2)+FLOOR([.F20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134"/>
          <table:table-cell table:style-name="ce146" table:formula="of:=[.$E$7]+FLOOR([.$E$10]/2)+FLOOR([.B21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71"/>
          <table:table-cell table:style-name="ce180" table:formula="of:=[$Build.$E$7]+FLOOR([$Build.$E$10]/2)+FLOOR([.F21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134"/>
          <table:table-cell table:style-name="ce146" table:formula="of:=[.$E$9]+FLOOR([.$E$10]/2)+FLOOR([.B22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71"/>
          <table:table-cell table:style-name="ce180" table:formula="of:=[$Build.$E$9]+FLOOR([$Build.$E$10]/2)+FLOOR([.F22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[.$E$11]+FLOOR([.$E$10]/2)+FLOOR([.B23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71" office:value-type="float" office:value="1" calcext:value-type="float">
            <text:p>1</text:p>
          </table:table-cell>
          <table:table-cell table:style-name="ce180" table:formula="of:=[$Build.$E$11]+FLOOR([$Build.$E$10]/2)+FLOOR([.F23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134"/>
          <table:table-cell table:style-name="ce146" table:formula="of:=[.$E$11]+FLOOR([.$E$8]/2)+FLOOR([.B24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71"/>
          <table:table-cell table:style-name="ce180" table:formula="of:=[$Build.$E$7]+FLOOR([$Build.$E$12]/2)+FLOOR([.F24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[.$E$11]+FLOOR([.$E$10]/2)+FLOOR([.B25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71"/>
          <table:table-cell table:style-name="ce180" table:formula="of:=[$Build.$E$9]+FLOOR([$Build.$E$12]/2)+FLOOR([.F25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134"/>
          <table:table-cell table:style-name="ce146" table:formula="of:=[.$E$11]+FLOOR([.$E$12]/2)+FLOOR([.B26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71"/>
          <table:table-cell table:style-name="ce180" table:formula="of:=[$Build.$E$11]+FLOOR([$Build.$E$12]/2)+FLOOR([.F26]/2)" office:value-type="float" office:value="0" calcext:value-type="float">
            <text:p>+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2)+FLOOR([.$B$3]/12)+3-SUM([.B18:.B26])" office:value-type="float" office:value="0" calcext:value-type="float">
            <text:p>0</text:p>
          </table:table-cell>
          <table:table-cell table:number-columns-repeated="2"/>
          <table:table-cell table:style-name="ce114" office:value-type="string" calcext:value-type="string">
            <text:p>Unallocated</text:p>
          </table:table-cell>
          <table:table-cell table:style-name="ce114" table:formula="of:=FLOOR(([.$B$3]/2)+3)-SUM([.F18:.F26])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3" table:number-rows-spanned="1">
            <text:p>COMBAT ABILITIES</text:p>
          </table:table-cell>
          <table:covered-table-cell table:number-columns-repeated="2" table:style-name="ce62"/>
          <table:table-cell table:number-columns-repeated="4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19" table:content-validation-name="val1" office:value-type="string" calcext:value-type="string">
            <text:p>Strategize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61]; ['Utility Abilities By Art'.$B$2:.$B$61]=[.A38])" office:value-type="string" office:string-value="Problem Solving" calcext:value-type="string">
            <text:p>Problem Solving</text:p>
          </table:table-cell>
          <table:table-cell table:style-name="ce135" table:content-validation-name="val3" table:formula="of:=IFERROR(COM.MICROSOFT.FILTER(['Utility Abilities By Art'.$C$2:.$C$61]; ['Utility Abilities By Art'.$B$2:.$B$61]=[.A38]);&quot;&quot;)" office:value-type="string" office:string-value="Downtime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19" table:content-validation-name="val1" office:value-type="string" calcext:value-type="string">
            <text:p>Shrewd Negotiation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61]; ['Utility Abilities By Art'.$B$2:.$B$61]=[.A39]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61]; ['Utility Abilities By Art'.$B$2:.$B$61]=[.A39]);&quot;&quot;)" office:value-type="string" office:string-value="Proactive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19" table:content-validation-name="val1" office:value-type="string" calcext:value-type="string">
            <text:p>Silver Tongue</text:p>
          </table:table-cell>
          <table:table-cell table:style-name="ce135" table:content-validation-name="val3" table:formula="of:=IFERROR(INDEX(COM.MICROSOFT.FILTER(['Utility Abilities By Art'.$A$2:.$A$61]; ['Utility Abilities By Art'.$B$2:.$B$61]=[.A40]);1);&quot;&quot;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61]; ['Utility Abilities By Art'.$B$2:.$B$61]=[.A40]);&quot;&quot;)" office:value-type="string" office:string-value="Reactive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20" table:content-validation-name="val1"/>
          <table:table-cell table:style-name="ce136" table:content-validation-name="val3" table:formula="of:=IFERROR(COM.MICROSOFT.FILTER(['Utility Abilities By Art'.$A$2:.$A$61]; ['Utility Abilities By Art'.$B$2:.$B$61]=[.A41]);&quot;&quot;)">
            <text:p/>
          </table:table-cell>
          <table:table-cell table:style-name="ce136" table:content-validation-name="val3" table:formula="of:=IFERROR(COM.MICROSOFT.FILTER(['Utility Abilities By Art'.$C$2:.$C$61]; ['Utility Abilities By Art'.$B$2:.$B$61]=[.A41]);&quot;&quot;)">
            <text:p/>
          </table:table-cell>
          <table:table-cell table:style-name="Default"/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21" table:content-validation-name="val1"/>
          <table:table-cell table:style-name="ce137" table:content-validation-name="val3" table:formula="of:=IFERROR(COM.MICROSOFT.FILTER(['Utility Abilities By Art'.$A$2:.$A$61]; ['Utility Abilities By Art'.$B$2:.$B$61]=[.A42]);&quot;&quot;)">
            <text:p/>
          </table:table-cell>
          <table:table-cell table:style-name="ce137" table:content-validation-name="val3" table:formula="of:=IFERROR(COM.MICROSOFT.FILTER(['Utility Abilities By Art'.$C$2:.$C$61]; ['Utility Abilities By Art'.$B$2:.$B$61]=[.A42]);&quot;&quot;)">
            <text:p/>
          </table:table-cell>
          <table:table-cell table:style-name="Default"/>
          <table:table-cell table:style-name="ce160" table:content-validation-name="val4" office:value-type="string" calcext:value-type="string">
            <text:p>Precision Slash</text:p>
          </table:table-cell>
          <table:table-cell table:style-name="ce72" table:content-validation-name="val3" table:formula="of:=IFERROR(IFNA(INDEX(COM.MICROSOFT.FILTER(['Combat Abilities By Art'.$A$2:.$A$73]; ['Combat Abilities By Art'.$B$2:.$B$73]=[.E42]);1);&quot;&quot;);&quot;&quot;)" office:value-type="string" office:string-value="Dueling" calcext:value-type="string">
            <text:p>Dueling</text:p>
          </table:table-cell>
          <table:table-cell table:style-name="ce72" table:formula="of:=IFERROR(IFNA(INDEX(COM.MICROSOFT.FILTER(['Combat Abilities By Art'.$C$2:.$C$73]; ['Combat Abilities By Art'.$B$2:.$B$73]=[.E42]);1);&quot;&quot;);&quot;&quot;)" office:value-type="string" office:string-value="Action" calcext:value-type="string">
            <text:p>Action</text:p>
          </table:table-cell>
          <table:table-cell table:number-columns-repeated="4"/>
        </table:table-row>
        <table:table-row table:style-name="ro5">
          <table:table-cell table:style-name="ce122" table:content-validation-name="val1"/>
          <table:table-cell table:style-name="ce138" table:content-validation-name="val3" table:formula="of:=IFERROR(COM.MICROSOFT.FILTER(['Utility Abilities By Art'.$A$2:.$A$61]; ['Utility Abilities By Art'.$B$2:.$B$61]=[.A43]);&quot;&quot;)">
            <text:p/>
          </table:table-cell>
          <table:table-cell table:style-name="ce138" table:content-validation-name="val3" table:formula="of:=IFERROR(COM.MICROSOFT.FILTER(['Utility Abilities By Art'.$C$2:.$C$61]; ['Utility Abilities By Art'.$B$2:.$B$61]=[.A43]);&quot;&quot;)">
            <text:p/>
          </table:table-cell>
          <table:table-cell table:style-name="Default"/>
          <table:table-cell table:style-name="ce160" table:content-validation-name="val4" office:value-type="string" calcext:value-type="string">
            <text:p>Parry and Riposte</text:p>
          </table:table-cell>
          <table:table-cell table:style-name="ce72" table:content-validation-name="val3" table:formula="of:=IFERROR(IFNA(INDEX(COM.MICROSOFT.FILTER(['Combat Abilities By Art'.$A$2:.$A$73]; ['Combat Abilities By Art'.$B$2:.$B$73]=[.E43]);1);&quot;&quot;);&quot;&quot;)" office:value-type="string" office:string-value="Dueling" calcext:value-type="string">
            <text:p>Dueling</text:p>
          </table:table-cell>
          <table:table-cell table:style-name="ce72" table:formula="of:=IFERROR(IFNA(INDEX(COM.MICROSOFT.FILTER(['Combat Abilities By Art'.$C$2:.$C$73]; ['Combat Abilities By Art'.$B$2:.$B$73]=[.E43]);1);&quot;&quot;);&quot;&quot;)" office:value-type="string" office:string-value="Stance" calcext:value-type="string">
            <text:p>Stance</text:p>
          </table:table-cell>
          <table:table-cell table:number-columns-repeated="4"/>
        </table:table-row>
        <table:table-row table:style-name="ro5">
          <table:table-cell table:style-name="ce123" table:content-validation-name="val1"/>
          <table:table-cell table:style-name="ce139" table:content-validation-name="val3" table:formula="of:=IFERROR(COM.MICROSOFT.FILTER(['Utility Abilities By Art'.$A$2:.$A$61]; ['Utility Abilities By Art'.$B$2:.$B$61]=[.A44]);&quot;&quot;)">
            <text:p/>
          </table:table-cell>
          <table:table-cell table:style-name="ce139" table:content-validation-name="val3" table:formula="of:=IFERROR(COM.MICROSOFT.FILTER(['Utility Abilities By Art'.$C$2:.$C$61]; ['Utility Abilities By Art'.$B$2:.$B$61]=[.A44]);&quot;&quot;)">
            <text:p/>
          </table:table-cell>
          <table:table-cell table:style-name="Default"/>
          <table:table-cell table:style-name="ce160" table:content-validation-name="val4" office:value-type="string" calcext:value-type="string">
            <text:p>Newtonian Mechanics</text:p>
          </table:table-cell>
          <table:table-cell table:style-name="ce72" table:content-validation-name="val3" table:formula="of:=IFERROR(IFNA(INDEX(COM.MICROSOFT.FILTER(['Combat Abilities By Art'.$A$2:.$A$73]; ['Combat Abilities By Art'.$B$2:.$B$73]=[.E44]);1);&quot;&quot;);&quot;&quot;)" office:value-type="string" office:string-value="Kineticism" calcext:value-type="string">
            <text:p>Kineticism</text:p>
          </table:table-cell>
          <table:table-cell table:style-name="ce72" table:formula="of:=IFERROR(IFNA(INDEX(COM.MICROSOFT.FILTER(['Combat Abilities By Art'.$C$2:.$C$73]; ['Combat Abilities By Art'.$B$2:.$B$73]=[.E44]);1);&quot;&quot;);&quot;&quot;)" office:value-type="string" office:string-value="Passive" calcext:value-type="string">
            <text:p>Passive</text:p>
          </table:table-cell>
          <table:table-cell table:number-columns-repeated="4"/>
        </table:table-row>
        <table:table-row table:style-name="ro5">
          <table:table-cell table:style-name="ce124" table:content-validation-name="val1"/>
          <table:table-cell table:style-name="ce140" table:content-validation-name="val3" table:formula="of:=IFERROR(COM.MICROSOFT.FILTER(['Utility Abilities By Art'.$A$2:.$A$61]; ['Utility Abilities By Art'.$B$2:.$B$61]=[.A45]);&quot;&quot;)">
            <text:p/>
          </table:table-cell>
          <table:table-cell table:style-name="ce140" table:content-validation-name="val3" table:formula="of:=IFERROR(COM.MICROSOFT.FILTER(['Utility Abilities By Art'.$C$2:.$C$61]; ['Utility Abilities By Art'.$B$2:.$B$61]=[.A45]);&quot;&quot;)">
            <text:p/>
          </table:table-cell>
          <table:table-cell table:style-name="Default"/>
          <table:table-cell table:style-name="ce161" table:content-validation-name="val4"/>
          <table:table-cell table:style-name="ce173" table:content-validation-name="val3" table:formula="of:=IFERROR(IFNA(INDEX(COM.MICROSOFT.FILTER(['Combat Abilities By Art'.$A$2:.$A$73]; ['Combat Abilities By Art'.$B$2:.$B$73]=[.E45]);1);&quot;&quot;);&quot;&quot;)">
            <text:p/>
          </table:table-cell>
          <table:table-cell table:style-name="ce181" table:formula="of:=IFERROR(IFNA(INDEX(COM.MICROSOFT.FILTER(['Combat Abilities By Art'.$C$2:.$C$73]; ['Combat Abilities By Art'.$B$2:.$B$73]=[.E45]);1);&quot;&quot;);&quot;&quot;)">
            <text:p/>
          </table:table-cell>
          <table:table-cell table:number-columns-repeated="4"/>
        </table:table-row>
        <table:table-row table:style-name="ro5">
          <table:table-cell table:style-name="ce125" table:content-validation-name="val1"/>
          <table:table-cell table:style-name="ce141" table:content-validation-name="val3" table:formula="of:=IFERROR(COM.MICROSOFT.FILTER(['Utility Abilities By Art'.$A$2:.$A$61]; ['Utility Abilities By Art'.$B$2:.$B$61]=[.A46]);&quot;&quot;)">
            <text:p/>
          </table:table-cell>
          <table:table-cell table:style-name="ce141" table:content-validation-name="val3" table:formula="of:=IFERROR(COM.MICROSOFT.FILTER(['Utility Abilities By Art'.$C$2:.$C$61]; ['Utility Abilities By Art'.$B$2:.$B$61]=[.A46]);&quot;&quot;)">
            <text:p/>
          </table:table-cell>
          <table:table-cell table:style-name="Default"/>
          <table:table-cell table:style-name="ce162" table:content-validation-name="val4"/>
          <table:table-cell table:style-name="ce174" table:content-validation-name="val3" table:formula="of:=IFERROR(IFNA(INDEX(COM.MICROSOFT.FILTER(['Combat Abilities By Art'.$A$2:.$A$73]; ['Combat Abilities By Art'.$B$2:.$B$73]=[.E46]);1);&quot;&quot;);&quot;&quot;)">
            <text:p/>
          </table:table-cell>
          <table:table-cell table:style-name="ce182" table:formula="of:=IFERROR(IFNA(INDEX(COM.MICROSOFT.FILTER(['Combat Abilities By Art'.$C$2:.$C$73]; ['Combat Abilities By Art'.$B$2:.$B$73]=[.E46]);1);&quot;&quot;);&quot;&quot;)">
            <text:p/>
          </table:table-cell>
          <table:table-cell table:number-columns-repeated="4"/>
        </table:table-row>
        <table:table-row table:style-name="ro5">
          <table:table-cell table:style-name="ce24" table:content-validation-name="val1"/>
          <table:table-cell table:style-name="Default" table:content-validation-name="val3" table:number-columns-repeated="2"/>
          <table:table-cell table:style-name="Default"/>
          <table:table-cell table:style-name="ce163" table:content-validation-name="val4"/>
          <table:table-cell table:style-name="ce175" table:content-validation-name="val3" table:formula="of:=IFERROR(IFNA(INDEX(COM.MICROSOFT.FILTER(['Combat Abilities By Art'.$A$2:.$A$73]; ['Combat Abilities By Art'.$B$2:.$B$73]=[.E47]);1);&quot;&quot;);&quot;&quot;)">
            <text:p/>
          </table:table-cell>
          <table:table-cell table:style-name="ce183" table:formula="of:=IFERROR(IFNA(INDEX(COM.MICROSOFT.FILTER(['Combat Abilities By Art'.$C$2:.$C$73]; ['Combat Abilities By Art'.$B$2:.$B$73]=[.E47]);1);&quot;&quot;);&quot;&quot;)">
            <text:p/>
          </table:table-cell>
          <table:table-cell table:number-columns-repeated="4"/>
        </table:table-row>
        <table:table-row table:style-name="ro5">
          <table:table-cell table:style-name="ce24"/>
          <table:table-cell table:style-name="Default" table:content-validation-name="val3" table:number-columns-repeated="2"/>
          <table:table-cell table:style-name="Default"/>
          <table:table-cell table:style-name="ce164" table:content-validation-name="val4"/>
          <table:table-cell table:style-name="ce176" table:content-validation-name="val3" table:formula="of:=IFERROR(IFNA(INDEX(COM.MICROSOFT.FILTER(['Combat Abilities By Art'.$A$2:.$A$73]; ['Combat Abilities By Art'.$B$2:.$B$73]=[.E48]);1);&quot;&quot;);&quot;&quot;)">
            <text:p/>
          </table:table-cell>
          <table:table-cell table:style-name="ce184" table:formula="of:=IFERROR(IFNA(INDEX(COM.MICROSOFT.FILTER(['Combat Abilities By Art'.$C$2:.$C$73]; ['Combat Abilities By Art'.$B$2:.$B$73]=[.E48]);1);&quot;&quot;);&quot;&quot;)">
            <text:p/>
          </table:table-cell>
          <table:table-cell table:number-columns-repeated="4"/>
        </table:table-row>
        <table:table-row table:style-name="ro5">
          <table:table-cell table:style-name="ce24"/>
          <table:table-cell table:style-name="Default" table:content-validation-name="val3" table:number-columns-repeated="2"/>
          <table:table-cell table:style-name="Default"/>
          <table:table-cell table:style-name="ce165" table:content-validation-name="val4"/>
          <table:table-cell table:style-name="ce177" table:content-validation-name="val3" table:formula="of:=IFERROR(IFNA(INDEX(COM.MICROSOFT.FILTER(['Combat Abilities By Art'.$A$2:.$A$73]; ['Combat Abilities By Art'.$B$2:.$B$73]=[.E49]);1);&quot;&quot;);&quot;&quot;)">
            <text:p/>
          </table:table-cell>
          <table:table-cell table:style-name="ce185" table:formula="of:=IFERROR(IFNA(INDEX(COM.MICROSOFT.FILTER(['Combat Abilities By Art'.$C$2:.$C$73]; ['Combat Abilities By Art'.$B$2:.$B$73]=[.E49]);1);&quot;&quot;);&quot;&quot;)">
            <text:p/>
          </table:table-cell>
          <table:table-cell table:number-columns-repeated="4"/>
        </table:table-row>
        <table:table-row table:style-name="ro5">
          <table:table-cell table:style-name="ce24"/>
          <table:table-cell table:style-name="Default"/>
          <table:table-cell table:style-name="Default" table:content-validation-name="val3"/>
          <table:table-cell table:style-name="Default"/>
          <table:table-cell table:style-name="ce166" table:content-validation-name="val4"/>
          <table:table-cell table:style-name="ce178" table:content-validation-name="val3" table:formula="of:=IFERROR(IFNA(INDEX(COM.MICROSOFT.FILTER(['Combat Abilities By Art'.$A$2:.$A$73]; ['Combat Abilities By Art'.$B$2:.$B$73]=[.E50]);1);&quot;&quot;);&quot;&quot;)">
            <text:p/>
          </table:table-cell>
          <table:table-cell table:style-name="ce186" table:formula="of:=IFERROR(IFNA(INDEX(COM.MICROSOFT.FILTER(['Combat Abilities By Art'.$C$2:.$C$73]; ['Combat Abilities By Art'.$B$2:.$B$73]=[.E50]);1);&quot;&quot;);&quot;&quot;)">
            <text:p/>
          </table:table-cell>
          <table:table-cell table:number-columns-repeated="4"/>
        </table:table-row>
        <table:table-row table:style-name="ro5">
          <table:table-cell table:style-name="ce24"/>
          <table:table-cell table:style-name="Default" table:number-columns-repeated="4"/>
          <table:table-cell table:content-validation-name="val3" table:formula="of:=IFERROR(IFNA(INDEX(COM.MICROSOFT.FILTER(['Combat Abilities By Art'.$C$2:.$C$73]; ['Combat Abilities By Art'.$B$2:.$B$73]=[.E51]);1);&quot;&quot;);&quot;&quot;)">
            <text:p/>
          </table:table-cell>
          <table:table-cell table:number-columns-repeated="5"/>
        </table:table-row>
        <table:table-row table:style-name="ro5" table:number-rows-repeated="3">
          <table:table-cell table:style-name="ce24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&lt;4)" calcext:base-cell-address="Build.E45"/>
          </calcext:conditional-format>
          <calcext:conditional-format calcext:target-range-address="Build.E46:Build.G46">
            <calcext:condition calcext:apply-style-name="Unavailable" calcext:value="formula-is([.$F$28]&lt;5)" calcext:base-cell-address="Build.E46"/>
          </calcext:conditional-format>
          <calcext:conditional-format calcext:target-range-address="Build.E47:Build.G47">
            <calcext:condition calcext:apply-style-name="Unavailable" calcext:value="formula-is([.$F$28]&lt;6)" calcext:base-cell-address="Build.E47"/>
          </calcext:conditional-format>
          <calcext:conditional-format calcext:target-range-address="Build.E48:Build.G48">
            <calcext:condition calcext:apply-style-name="Unavailable" calcext:value="formula-is([.$F$28]&lt;7)" calcext:base-cell-address="Build.E48"/>
          </calcext:conditional-format>
          <calcext:conditional-format calcext:target-range-address="Build.E49:Build.G49">
            <calcext:condition calcext:apply-style-name="Unavailable" calcext:value="formula-is([.$F$28]&lt;8)" calcext:base-cell-address="Build.E49"/>
          </calcext:conditional-format>
          <calcext:conditional-format calcext:target-range-address="Build.E50:Build.G50">
            <calcext:condition calcext:apply-style-name="Unavailable" calcext:value="formula-is([.$F$28]&lt;9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105"/>
        <table:table-column table:style-name="co20" table:default-cell-style-name="ce105"/>
        <table:table-column table:style-name="co21" table:default-cell-style-name="ce105"/>
        <table:table-column table:style-name="co22" table:default-cell-style-name="ce105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/>
          <table:table-cell table:style-name="ce116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95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06" table:content-validation-name="val5" office:value-type="string" calcext:value-type="string" table:number-columns-spanned="2" table:number-rows-spanned="2">
            <text:p>Meditate</text:p>
          </table:table-cell>
          <table:covered-table-cell table:style-name="Default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number-columns-repeated="2" table:style-name="Default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/>
          <table:table-cell table:style-name="ce197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BY([$Build.$A$32:.$A$46];[$Build.$C$32:.$C$46];-1);[.E8]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61];['Utility Abilities By Art'.$B$2:.$B$61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61]; ['Utility Abilities By Art'.$B$2:.$B$61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 table:number-columns-repeated="3"/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BY([$Build.$A$32:.$A$46];[$Build.$C$32:.$C$46];-1);[.E13]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61];['Utility Abilities By Art'.$B$2:.$B$61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146" table:formula="of:=[$Build.C18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61]; ['Utility Abilities By Art'.$B$2:.$B$61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146" table:formula="of:=[$Build.C19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146" table:formula="of:=[$Build.C20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146" table:formula="of:=[$Build.C21]" office:value-type="float" office:value="0" calcext:value-type="float">
            <text:p>+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BY([$Build.$A$32:.$A$46];[$Build.$C$32:.$C$46];-1);[.E18]); &quot;&quot;)" office:value-type="string" office:string-value="Silver Tongue" calcext:value-type="string">
            <text:p>Silver Tongue</text:p>
          </table:table-cell>
          <table:table-cell table:style-name="ce203" table:formula="of:=IFERROR(IFNA(INDEX(COM.MICROSOFT.FILTER([$'Utility Abilities By Art'.$D$2:.$D$61];['Utility Abilities By Art'.$B$2:.$B$61]=[.F18]);1);&quot;&quot;);&quot;&quot;)" office:value-type="string" office:string-value="Circumstance: You or an ally attempt any Gambit involving social interaction&#10;Uses/Cooldown: 1/Episode&#10;Effect: Add the party's current Eunoia total to the roll" calcext:value-type="string" table:number-columns-spanned="4" table:number-rows-spanned="5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146" table:formula="of:=[$Build.C22]" office:value-type="float" office:value="2" calcext:value-type="float">
            <text:p>+2</text:p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1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146" table:formula="of:=[$Build.C23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61]; ['Utility Abilities By Art'.$B$2:.$B$61]=[.F18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146" table:formula="of:=[$Build.C24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146" table:formula="of:=[$Build.C25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146" table:formula="of:=[$Build.C26]" office:value-type="float" office:value="0" calcext:value-type="float">
            <text:p>+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BY([$Build.$A$32:.$A$46];[$Build.$C$32:.$C$46];-1);[.E23]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61];['Utility Abilities By Art'.$B$2:.$B$61]=[.F23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61];['Utility Abilities By Art'.$B$2:.$B$61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2"/>
          <table:table-cell table:formula="of:=IFERROR(IFNA(COM.MICROSOFT.FILTER(['Utility Abilities By Art'.$A$2:.$A$61]; ['Utility Abilities By Art'.$B$2:.$B$61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Basic" calcext:value-type="string">
            <text:p>Basic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BY([$Build.$A$32:.$A$46];[$Build.$C$32:.$C$46];-1);[.E28]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61];['Utility Abilities By Art'.$B$2:.$B$61]=[.F28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2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30]);&quot;&quot;);&quot;&quot;)" office:value-type="string" office:string-value="Silver Tongue" calcext:value-type="string">
            <text:p>Silver Tongue</text:p>
          </table:table-cell>
          <table:table-cell table:formula="of:=IFERROR(IFNA(INDEX(COM.MICROSOFT.FILTER([Build.$B$32:.$B$46];[Build.$C$32:.$C$46]=&quot;Reactive&quot;); [.A30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formula="of:=IFERROR(IFNA(COM.MICROSOFT.FILTER(['Utility Abilities By Art'.$A$2:.$A$61]; ['Utility Abilities By Art'.$B$2:.$B$61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BY([$Build.$A$32:.$A$46];[$Build.$C$32:.$C$46];-1);[.E33]); &quot;&quot;)" office:value-type="string" office:string-value="Shrewd Negotiation" calcext:value-type="string">
            <text:p>Shrewd Negotiation</text:p>
          </table:table-cell>
          <table:table-cell table:style-name="ce203" table:formula="of:=IFERROR(IFNA(INDEX(COM.MICROSOFT.FILTER([$'Utility Abilities By Art'.$D$2:.$D$61];['Utility Abilities By Art'.$B$2:.$B$61]=[.F33]);1);&quot;&quot;);&quot;&quot;)" office:value-type="string" office:string-value="Circumstance: You attempt a Gambit to improve the terms of a deal, such as a&#10;quest reward or a purchase price&#10;Effort Cost: 1&#10;Effect: The Gambit becomes Controlled " calcext:value-type="string" table:number-columns-spanned="4" table:number-rows-spanned="5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3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33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BY([$Build.$A$32:.$A$46];[$Build.$C$32:.$C$46];-1);[.E38]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61];['Utility Abilities By Art'.$B$2:.$B$61]=[.F3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style-name="ce200" table:formula="of:=IFERROR(IFNA(COM.MICROSOFT.FILTER(['Utility Abilities By Art'.$C$2:.$C$61];['Utility Abilities By Art'.$B$2:.$B$61]=[.F3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95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61]; ['Utility Abilities By Art'.$B$2:.$B$61]=[.F3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3]);&quot;&quot;);&quot;&quot;)" office:value-type="string" office:string-value="Shrewd Negotiation" calcext:value-type="string">
            <text:p>Shrewd Negotiation</text:p>
          </table:table-cell>
          <table:table-cell table:formula="of:=IFERROR(IFNA(INDEX(COM.MICROSOFT.FILTER([Build.$B$32:.$B$46];[Build.$C$32:.$C$46]=&quot;Proactive&quot;); [.A43]);&quot;&quot;);&quot;&quot;)" office:value-type="string" office:string-value="Influence" calcext:value-type="string">
            <text:p>Influence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BY([$Build.$A$32:.$A$46];[$Build.$C$32:.$C$46];-1);[.E43]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61];['Utility Abilities By Art'.$B$2:.$B$61]=[.F4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4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4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BY([$Build.$A$32:.$A$46];[$Build.$C$32:.$C$46];-1);[.E48]); &quot; &quot;)" office:value-type="string" office:string-value="Strategize" calcext:value-type="string">
            <text:p>Strategize</text:p>
          </table:table-cell>
          <table:table-cell table:style-name="ce203" table:formula="of:=IFERROR(IFNA(INDEX(COM.MICROSOFT.FILTER([$'Utility Abilities By Art'.$D$2:.$D$61];['Utility Abilities By Art'.$B$2:.$B$61]=[.F48]);1);&quot;&quot;);&quot;&quot;)" office:value-type="string" office:string-value="Success: You may present the GM with up to two sets of two alternatives involving &#10;the current or upcoming Arc objective. The GM offers any relevant pros and cons&#10;that make use of information or context the party could reasonably have had access to." calcext:value-type="string" table:number-columns-spanned="4" table:number-rows-spanned="5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4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48]);&quot;&quot;);&quot;&quot;)" office:value-type="string" office:string-value="Problem Solving" calcext:value-type="string">
            <text:p>Problem Solving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BY([$Build.$A$32:.$A$46];[$Build.$C$32:.$C$46];-1);[.E53]); &quot;&quot;)">
            <text:p/>
          </table:table-cell>
          <table:table-cell table:style-name="ce203" table:formula="of:=IFERROR(IFNA(INDEX(COM.MICROSOFT.FILTER([$'Utility Abilities By Art'.$D$2:.$D$61];['Utility Abilities By Art'.$B$2:.$B$61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BY([$Build.$A$32:.$A$46];[$Build.$C$32:.$C$46];-1);[.E58]); &quot;&quot;)">
            <text:p/>
          </table:table-cell>
          <table:table-cell table:style-name="ce203" table:formula="of:=IFERROR(IFNA(INDEX(COM.MICROSOFT.FILTER([$'Utility Abilities By Art'.$D$2:.$D$61];['Utility Abilities By Art'.$B$2:.$B$61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BY([$Build.$A$32:.$A$46];[$Build.$C$32:.$C$46];-1);[.E63]); &quot;&quot;)">
            <text:p/>
          </table:table-cell>
          <table:table-cell table:style-name="ce203" table:formula="of:=IFERROR(IFNA(INDEX(COM.MICROSOFT.FILTER([$'Utility Abilities By Art'.$D$2:.$D$61];['Utility Abilities By Art'.$B$2:.$B$61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Utility Abilities By Art'.$A$2:.$A$61]; ['Utility Abilities By Art'.$B$2:.$B$61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7]);&quot;&quot;);&quot;&quot;)" office:value-type="string" office:string-value="Strategize" calcext:value-type="string">
            <text:p>Strategize</text:p>
          </table:table-cell>
          <table:table-cell table:formula="of:=IFERROR(IFNA(INDEX(COM.MICROSOFT.FILTER([Build.$B$32:.$B$46];[Build.$C$32:.$C$46]=&quot;Downtime&quot;); [.A67]);&quot;&quot;);&quot;&quot;)" office:value-type="string" office:string-value="Problem Solving" calcext:value-type="string">
            <text:p>Problem Solving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BY([$Build.$A$32:.$A$46];[$Build.$C$32:.$C$46];-1);[.E68]); &quot;&quot;)">
            <text:p/>
          </table:table-cell>
          <table:table-cell table:style-name="ce203" table:formula="of:=IFERROR(IFNA(INDEX(COM.MICROSOFT.FILTER([$'Utility Abilities By Art'.$D$2:.$D$61];['Utility Abilities By Art'.$B$2:.$B$61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BY([$Build.$A$32:.$A$46];[$Build.$C$32:.$C$46];-1);[.E73]); &quot;&quot;)">
            <text:p/>
          </table:table-cell>
          <table:table-cell table:style-name="ce203" table:formula="of:=IFERROR(IFNA(INDEX(COM.MICROSOFT.FILTER([$'Utility Abilities By Art'.$D$2:.$D$61];['Utility Abilities By Art'.$B$2:.$B$61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61];['Utility Abilities By Art'.$B$2:.$B$61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2"/>
          <table:table-cell table:formula="of:=IFERROR(IFNA(COM.MICROSOFT.FILTER(['Utility Abilities By Art'.$A$2:.$A$61]; ['Utility Abilities By Art'.$B$2:.$B$61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BY([$Build.$A$32:.$A$46];[$Build.$C$32:.$C$46];-1);[.E78]); &quot;&quot;)">
            <text:p/>
          </table:table-cell>
          <table:table-cell table:style-name="ce203" table:formula="of:=IFERROR(IFNA(INDEX(COM.MICROSOFT.FILTER([$'Utility Abilities By Art'.$D$2:.$D$61];['Utility Abilities By Art'.$B$2:.$B$61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61];['Utility Abilities By Art'.$B$2:.$B$61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61]; ['Utility Abilities By Art'.$B$2:.$B$61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35" table:default-cell-style-name="ce105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2"/>
          <table:table-cell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" table:number-columns-repeated="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241" table:content-validation-name="val6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ce95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/>
          <table:table-cell table:style-name="ce95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41" table:content-validation-name="val7"/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/>
          <table:table-cell table:style-name="ce95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G8]-[.G6]" office:value-type="float" office:value="11" calcext:value-type="float">
            <text:p>11</text:p>
          </table:table-cell>
          <table:table-cell table:style-name="ce219" table:formula="of:=[.H8]-[.H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/>
          <table:table-cell table:style-name="ce95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10+[$Build.E8]" office:value-type="float" office:value="11" calcext:value-type="float">
            <text:p>11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style-name="ce2"/>
          <table:table-cell table:style-name="ce241" table:content-validation-name="val7"/>
          <table:table-cell table:number-columns-repeated="6"/>
        </table:table-row>
        <table:table-row table:style-name="ro5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/>
          <table:table-cell table:style-name="ce105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3" table:formula="of:=IFNA(INDEX(COM.MICROSOFT.SORTBY([$Build.$E$32:.$E$50];[$Build.$G$32:.$G$50];-1);[.E11]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1];['Combat Abilities By Art'.$B$2:.$B$61]=[.F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08" table:formula="of:=4" office:value-type="float" office:value="4" calcext:value-type="float">
            <text:p>4</text:p>
          </table:table-cell>
          <table:table-cell table:number-columns-repeated="2"/>
          <table:table-cell table:formula="of:=IFERROR(IFNA(COM.MICROSOFT.FILTER(['Combat Abilities By Art'.$A$2:.$A$61]; ['Combat Abilities By Art'.$B$2:.$B$61]=[.F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09" table:formula="of:=[$Build.$E$10]" office:value-type="float" office:value="1" calcext:value-type="float">
            <text:p>+1</text:p>
          </table:table-cell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2" table:number-rows-spanned="1">
            <text:p>DEFENSES</text:p>
          </table:table-cell>
          <table:covered-table-cell table:style-name="ce2"/>
          <table:table-cell/>
          <table:table-cell office:value-type="float" office:value="2" calcext:value-type="float">
            <text:p>2</text:p>
          </table:table-cell>
          <table:table-cell table:style-name="ce233" table:formula="of:=IFNA(INDEX(COM.MICROSOFT.SORTBY([$Build.$E$32:.$E$50];[$Build.$G$32:.$G$50];-1);[.E16]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1];['Combat Abilities By Art'.$B$2:.$B$61]=[.F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10" table:formula="of:=[$Build.$E$8]" office:value-type="float" office:value="1" calcext:value-type="float">
            <text:p>+1</text:p>
          </table:table-cell>
          <table:table-cell table:style-name="ce213"/>
          <table:table-cell/>
          <table:table-cell table:style-name="ce234" table:formula="of:=IFERROR(IFNA(COM.MICROSOFT.FILTER(['Combat Abilities By Art'.$C$2:.$C$61];['Combat Abilities By Art'.$B$2:.$B$61]=[.F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11" table:formula="of:=[$Build.$E$10]" office:value-type="float" office:value="1" calcext:value-type="float">
            <text:p>+1</text:p>
          </table:table-cell>
          <table:table-cell table:style-name="ce213"/>
          <table:table-cell/>
          <table:table-cell table:formula="of:=IFERROR(IFNA(COM.MICROSOFT.FILTER(['Combat Abilities By Art'.$A$2:.$A$61]; ['Combat Abilities By Art'.$B$2:.$B$61]=[.F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12" table:formula="of:=[$Build.$E$12]" office:value-type="float" office:value="0" calcext:value-type="float">
            <text:p>+0</text:p>
          </table:table-cell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COMBAT ARTS</text:p>
          </table:table-cell>
          <table:covered-table-cell table:style-name="ce2"/>
          <table:table-cell/>
          <table:table-cell office:value-type="float" office:value="3" calcext:value-type="float">
            <text:p>3</text:p>
          </table:table-cell>
          <table:table-cell table:style-name="ce233" table:formula="of:=IFNA(INDEX(COM.MICROSOFT.SORTBY([$Build.$E$32:.$E$50];[$Build.$G$32:.$G$50];-1);[.E21]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1];['Combat Abilities By Art'.$B$2:.$B$61]=[.F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180" table:formula="of:=[$Build.G18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Combat Abilities By Art'.$A$2:.$A$61]; ['Combat Abilities By Art'.$B$2:.$B$61]=[.F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180" table:formula="of:=[$Build.G19]" office:value-type="float" office:value="3" calcext:value-type="float">
            <text:p>+3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180" table:formula="of:=[$Build.G20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180" table:formula="of:=[$Build.G21]" office:value-type="float" office:value="0" calcext:value-type="float">
            <text:p>+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3" table:formula="of:=IFNA(INDEX(COM.MICROSOFT.SORTBY([$Build.$E$32:.$E$50];[$Build.$G$32:.$G$50];-1);[.E26]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1];['Combat Abilities By Art'.$B$2:.$B$61]=[.F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180" table:formula="of:=[$Build.G22]" office:value-type="float" office:value="2" calcext:value-type="float">
            <text:p>+2</text:p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180" table:formula="of:=[$Build.G23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Combat Abilities By Art'.$A$2:.$A$61]; ['Combat Abilities By Art'.$B$2:.$B$61]=[.F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180" table:formula="of:=[$Build.G24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180" table:formula="of:=[$Build.G25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180" table:formula="of:=[$Build.G26]" office:value-type="float" office:value="0" calcext:value-type="float">
            <text:p>+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3" table:formula="of:=IFNA(INDEX(COM.MICROSOFT.SORTBY([$Build.$E$32:.$E$50];[$Build.$G$32:.$G$50];-1);[.E31]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1];['Combat Abilities By Art'.$B$2:.$B$61]=[.F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ACTIONS</text:p>
          </table:table-cell>
          <table:covered-table-cell table:style-name="ce191"/>
          <table:table-cell table:number-columns-repeated="2"/>
          <table:table-cell table:formula="of:=IFERROR(IFNA(COM.MICROSOFT.FILTER(['Combat Abilities By Art'.$A$2:.$A$61]; ['Combat Abilities By Art'.$B$2:.$B$61]=[.F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Basic" calcext:value-type="string">
            <text:p>Basic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BY([$Build.$E$32:.$E$50];[$Build.$G$32:.$G$50];-1);[.E36]); &quot;&quot;)" office:value-type="string" office:string-value="Parry and Riposte" calcext:value-type="string">
            <text:p>Parry and Riposte</text:p>
          </table:table-cell>
          <table:table-cell table:style-name="ce203" table:formula="of:=IFERROR(IFNA(INDEX(COM.MICROSOFT.FILTER([$'Combat Abilities By Art'.$D$2:.$D$61];['Combat Abilities By Art'.$B$2:.$B$61]=[.F36]);1);&quot;&quot;);&quot;&quot;)" office:value-type="string" office:string-value="Range: 1&#10;Trigger: An enemy in range targets you with an attack.&#10;Effect: You may contest using Dueling, resolving as with Resilience. If your&#10;contesting roll is a Critical, make a Physical Attack against the triggering enemy,&#10;dealing Fatigue on a success." calcext:value-type="string" table:number-columns-spanned="4" table:number-rows-spanned="5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3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Combat Abilities By Art'.$A$2:.$A$61]; ['Combat Abilities By Art'.$B$2:.$B$61]=[.F3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40]);&quot;&quot;);&quot;&quot;)" office:value-type="string" office:string-value="Precision Slash" calcext:value-type="string">
            <text:p>Precision Slash</text:p>
          </table:table-cell>
          <table:table-cell table:formula="of:=IFERROR(IFNA(INDEX(COM.MICROSOFT.FILTER([Build.$F$32:.$F$50];[Build.$G$32:.$G$50]=&quot;Action&quot;); [.A40]);&quot;&quot;);&quot;&quot;)" office:value-type="string" office:string-value="Dueling" calcext:value-type="string">
            <text:p>Dueling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BY([$Build.$E$32:.$E$50];[$Build.$G$32:.$G$50];-1);[.E41]); &quot;&quot;)" office:value-type="string" office:string-value="Newtonian Mechanics" calcext:value-type="string">
            <text:p>Newtonian Mechanics</text:p>
          </table:table-cell>
          <table:table-cell table:style-name="ce203" table:formula="of:=IFERROR(IFNA(INDEX(COM.MICROSOFT.FILTER([$'Combat Abilities By Art'.$D$2:.$D$61];['Combat Abilities By Art'.$B$2:.$B$61]=[.F41]);1);&quot;&quot;);&quot;&quot;)" office:value-type="string" office:string-value="Effect: Whenever you target a creature or area with an ability using an action,&#10;you may move yourself [Tier] spaces further away from that creature (or from&#10;the closest space in the area)." calcext:value-type="string" table:number-columns-spanned="4" table:number-rows-spanned="5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41]);&quot;&quot;);&quot;&quot;)" office:value-type="string" office:string-value="Passive" calcext:value-type="string">
            <text:p>Passiv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41]);&quot;&quot;);&quot;&quot;)" office:value-type="string" office:string-value="Kineticism" calcext:value-type="string">
            <text:p>Kineticism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BY([$Build.$E$32:.$E$50];[$Build.$G$32:.$G$50];-1);[.E46]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1];['Combat Abilities By Art'.$B$2:.$B$61]=[.F4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STANCES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95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Basic" calcext:value-type="string">
            <text:p>Basic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BY([$Build.$E$32:.$E$50];[$Build.$G$32:.$G$50];-1);[.E51]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1];['Combat Abilities By Art'.$B$2:.$B$61]=[.F5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Combat Abilities By Art'.$A$2:.$A$61]; ['Combat Abilities By Art'.$B$2:.$B$61]=[.F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6]);&quot;&quot;);&quot;&quot;)" office:value-type="string" office:string-value="Parry and Riposte" calcext:value-type="string">
            <text:p>Parry and Riposte</text:p>
          </table:table-cell>
          <table:table-cell table:formula="of:=IFERROR(IFNA(INDEX(COM.MICROSOFT.FILTER([Build.$F$32:.$F$50];[Build.$G$32:.$G$50]=&quot;Stance&quot;); [.A56]);&quot;&quot;);&quot;&quot;)" office:value-type="string" office:string-value="Dueling" calcext:value-type="string">
            <text:p>Dueling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BY([$Build.$E$32:.$E$50];[$Build.$G$32:.$G$50];-1);[.E56]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1];['Combat Abilities By Art'.$B$2:.$B$61]=[.F5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BY([$Build.$E$32:.$E$50];[$Build.$G$32:.$G$50];-1);[.E61]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1];['Combat Abilities By Art'.$B$2:.$B$61]=[.F6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6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6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BY([$Build.$E$32:.$E$50];[$Build.$G$32:.$G$50];-1);[.E66]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1];['Combat Abilities By Art'.$B$2:.$B$61]=[.F6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Passive&quot;);[.A67]);&quot;&quot;);&quot;&quot;)" office:value-type="string" office:string-value="Newtonian Mechanics" calcext:value-type="string">
            <text:p>Newtonian Mechanics</text:p>
          </table:table-cell>
          <table:table-cell table:formula="of:=IFERROR(IFNA(INDEX(COM.MICROSOFT.FILTER([Build.$F$32:.$F$50];[Build.$G$32:.$G$50]=&quot;Passive&quot;); [.A67]);&quot;&quot;);&quot;&quot;)" office:value-type="string" office:string-value="Kineticism" calcext:value-type="string">
            <text:p>Kineticism</text:p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6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6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BY([$Build.$E$32:.$E$50];[$Build.$G$32:.$G$50];-1);[.E71]); &quot;&quot;)" office:value-type="string" office:string-value="Precision Slash" calcext:value-type="string">
            <text:p>Precision Slash</text:p>
          </table:table-cell>
          <table:table-cell table:style-name="ce203" table:formula="of:=IFERROR(IFNA(INDEX(COM.MICROSOFT.FILTER([$'Combat Abilities By Art'.$D$2:.$D$61];['Combat Abilities By Art'.$B$2:.$B$61]=[.F71]);1);&quot;&quot;);&quot;&quot;)" office:value-type="string" office:string-value="Range: 1&#10;Target: One enemy&#10;Succeed: Deal Fatigue. The target gains +[Tier] Bleed.&#10;Critical: The target gains +2[Tier] Bleed instead" calcext:value-type="string" table:number-columns-spanned="4" table:number-rows-spanned="5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1];['Combat Abilities By Art'.$B$2:.$B$61]=[.F7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number-columns-repeated="2"/>
          <table:table-cell table:formula="of:=IFERROR(IFNA(COM.MICROSOFT.FILTER(['Combat Abilities By Art'.$A$2:.$A$61]; ['Combat Abilities By Art'.$B$2:.$B$61]=[.F71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BY([$Build.$E$32:.$E$50];[$Build.$G$32:.$G$50];-1);[.E76]); &quot;&quot;)">
            <text:p/>
          </table:table-cell>
          <table:table-cell table:style-name="ce203" table:formula="of:=IFERROR(IFNA(INDEX(COM.MICROSOFT.FILTER([$'Combat Abilities By Art'.$D$2:.$D$61];['Combat Abilities By Art'.$B$2:.$B$61]=[.F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33" table:formula="of:=IFNA(INDEX(COM.MICROSOFT.SORTBY([$Build.$E$32:.$E$50];[$Build.$G$32:.$G$50];-1);[.E81]); &quot;&quot;)">
            <text:p/>
          </table:table-cell>
          <table:table-cell table:style-name="ce203" table:formula="of:=IFERROR(IFNA(INDEX(COM.MICROSOFT.FILTER([$'Combat Abilities By Art'.$D$2:.$D$61];['Combat Abilities By Art'.$B$2:.$B$61]=[.F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6" calcext:value-type="float">
            <text:p>16</text:p>
          </table:table-cell>
          <table:table-cell table:style-name="ce233" table:formula="of:=IFNA(INDEX(COM.MICROSOFT.SORTBY([$Build.$E$32:.$E$50];[$Build.$G$32:.$G$50];-1);[.E86]); &quot;&quot;)">
            <text:p/>
          </table:table-cell>
          <table:table-cell table:style-name="ce203" table:formula="of:=IFERROR(IFNA(INDEX(COM.MICROSOFT.FILTER([$'Combat Abilities By Art'.$D$2:.$D$61];['Combat Abilities By Art'.$B$2:.$B$61]=[.F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7" calcext:value-type="float">
            <text:p>17</text:p>
          </table:table-cell>
          <table:table-cell table:style-name="ce233" table:formula="of:=IFNA(INDEX(COM.MICROSOFT.SORTBY([$Build.$E$32:.$E$50];[$Build.$G$32:.$G$50];-1);[.E91]); &quot;&quot;)">
            <text:p/>
          </table:table-cell>
          <table:table-cell table:style-name="ce203" table:formula="of:=IFERROR(IFNA(INDEX(COM.MICROSOFT.FILTER([$'Combat Abilities By Art'.$D$2:.$D$61];['Combat Abilities By Art'.$B$2:.$B$61]=[.F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8" calcext:value-type="float">
            <text:p>18</text:p>
          </table:table-cell>
          <table:table-cell table:style-name="ce233" table:formula="of:=IFNA(INDEX(COM.MICROSOFT.SORTBY([$Build.$E$32:.$E$50];[$Build.$G$32:.$G$50];-1);[.E96]); &quot;&quot;)">
            <text:p/>
          </table:table-cell>
          <table:table-cell table:style-name="ce203" table:formula="of:=IFERROR(IFNA(INDEX(COM.MICROSOFT.FILTER([$'Combat Abilities By Art'.$D$2:.$D$61];['Combat Abilities By Art'.$B$2:.$B$61]=[.F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/>
          <table:table-cell office:value-type="float" office:value="19" calcext:value-type="float">
            <text:p>19</text:p>
          </table:table-cell>
          <table:table-cell table:style-name="ce233" table:formula="of:=IFNA(INDEX(COM.MICROSOFT.SORTBY([$Build.$E$32:.$E$50];[$Build.$G$32:.$G$50];-1);[.E101]); &quot;&quot;)">
            <text:p/>
          </table:table-cell>
          <table:table-cell table:style-name="ce203" table:formula="of:=IFERROR(IFNA(INDEX(COM.MICROSOFT.FILTER([$'Combat Abilities By Art'.$D$2:.$D$61];['Combat Abilities By Art'.$B$2:.$B$61]=[.F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style-name="ce234" table:formula="of:=IFERROR(IFNA(COM.MICROSOFT.FILTER(['Combat Abilities By Art'.$C$2:.$C$61];['Combat Abilities By Art'.$B$2:.$B$61]=[.F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table:formula="of:=IFERROR(IFNA(COM.MICROSOFT.FILTER(['Combat Abilities By Art'.$A$2:.$A$61]; ['Combat Abilities By Art'.$B$2:.$B$61]=[.F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covered-table-cell table:number-columns-repeated="4"/>
          <table:table-cell table:style-name="Default" table:number-columns-repeated="6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</text:p>
            <text:p>Critical: The target is also Stunned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4:48:29.914369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28T16:25:02.031015263</dc:date>
    <meta:editing-duration>PT2H9M35S</meta:editing-duration>
    <meta:editing-cycles>27</meta:editing-cycles>
    <meta:generator>LibreOffice/25.2.3.2$Linux_X86_64 LibreOffice_project/520$Build-2</meta:generator>
    <meta:document-statistic meta:table-count="5" meta:cell-count="1283" meta:object-count="0"/>
  </office:meta>
</office:document-meta>
</file>